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5850" officeooo:paragraph-rsid="00225850"/>
    </style:style>
    <style:style style:name="P2" style:family="paragraph" style:parent-style-name="Standard">
      <style:paragraph-properties fo:text-align="center" style:justify-single-word="false"/>
      <style:text-properties officeooo:rsid="00225850" officeooo:paragraph-rsid="00225850"/>
    </style:style>
    <style:style style:name="P3" style:family="paragraph" style:parent-style-name="Standard">
      <style:text-properties officeooo:paragraph-rsid="00225850"/>
    </style:style>
    <style:style style:name="P4" style:family="paragraph" style:parent-style-name="Standard">
      <style:paragraph-properties fo:text-align="center" style:justify-single-word="false"/>
      <style:text-properties style:font-name="Arial" fo:font-size="10.5pt" officeooo:rsid="00257b63" officeooo:paragraph-rsid="00257b63" style:font-size-asian="10.5pt" style:font-size-complex="10.5pt"/>
    </style:style>
    <style:style style:name="P5" style:family="paragraph" style:parent-style-name="Standard">
      <style:paragraph-properties fo:text-align="justify" style:justify-single-word="false"/>
      <style:text-properties style:font-name="Arial" fo:font-size="10.5pt" officeooo:rsid="00257b63" officeooo:paragraph-rsid="00257b63" style:font-size-asian="10.5pt" style:font-size-complex="10.5pt"/>
    </style:style>
    <style:style style:name="P6" style:family="paragraph" style:parent-style-name="Standard">
      <style:paragraph-properties fo:text-align="justify" style:justify-single-word="false"/>
      <style:text-properties style:font-name="Arial" fo:font-size="10.5pt" officeooo:paragraph-rsid="00257b63" style:font-size-asian="10.5pt" style:font-size-complex="10.5pt"/>
    </style:style>
    <style:style style:name="P7" style:family="paragraph" style:parent-style-name="Standard">
      <style:paragraph-properties fo:text-align="center" style:justify-single-word="false"/>
      <style:text-properties style:font-name="Arial" fo:font-size="10.5pt" fo:font-weight="bold" officeooo:rsid="00258a25" officeooo:paragraph-rsid="00258a25" style:font-size-asian="10.5pt" style:font-weight-asian="bold" style:font-size-complex="10.5pt" style:font-weight-complex="bold"/>
    </style:style>
    <style:style style:name="P8" style:family="paragraph" style:parent-style-name="Standard">
      <style:paragraph-properties fo:text-align="center" style:justify-single-word="false"/>
      <style:text-properties officeooo:rsid="0022cb7f" officeooo:paragraph-rsid="00225850"/>
    </style:style>
    <style:style style:name="P9" style:family="paragraph" style:parent-style-name="Standard">
      <style:text-properties officeooo:paragraph-rsid="0021b0b0"/>
    </style:style>
    <style:style style:name="P10" style:family="paragraph" style:parent-style-name="Standard">
      <style:paragraph-properties fo:text-align="justify" style:justify-single-word="false"/>
      <style:text-properties officeooo:paragraph-rsid="0021b0b0"/>
    </style:style>
    <style:style style:name="P11" style:family="paragraph" style:parent-style-name="Standard">
      <style:paragraph-properties fo:text-align="justify" style:justify-single-word="false"/>
      <style:text-properties officeooo:paragraph-rsid="001f6905"/>
    </style:style>
    <style:style style:name="P12" style:family="paragraph" style:parent-style-name="Standard">
      <style:paragraph-properties fo:text-align="justify" style:justify-single-word="false"/>
      <style:text-properties officeooo:paragraph-rsid="001cdff3"/>
    </style:style>
    <style:style style:name="P13" style:family="paragraph" style:parent-style-name="Standard">
      <style:paragraph-properties fo:text-align="justify" style:justify-single-word="false"/>
      <style:text-properties officeooo:paragraph-rsid="001c4e93"/>
    </style:style>
    <style:style style:name="P14" style:family="paragraph" style:parent-style-name="Standard">
      <style:paragraph-properties fo:text-align="justify" style:justify-single-word="false"/>
      <style:text-properties officeooo:paragraph-rsid="00257b63"/>
    </style:style>
    <style:style style:name="P15" style:family="paragraph" style:parent-style-name="Standard">
      <style:paragraph-properties fo:text-align="justify" style:justify-single-word="false"/>
      <style:text-properties officeooo:rsid="0021b0b0" officeooo:paragraph-rsid="0021b0b0"/>
    </style:style>
    <style:style style:name="P16" style:family="paragraph" style:parent-style-name="Standard">
      <style:text-properties officeooo:rsid="0021b0b0" officeooo:paragraph-rsid="0021b0b0"/>
    </style:style>
    <style:style style:name="P17" style:family="paragraph" style:parent-style-name="Standard">
      <style:paragraph-properties fo:text-align="justify" style:justify-single-word="false"/>
      <style:text-properties officeooo:rsid="0020a3af" officeooo:paragraph-rsid="0020a3af"/>
    </style:style>
    <style:style style:name="P18" style:family="paragraph" style:parent-style-name="Standard">
      <style:text-properties officeooo:rsid="0020a3af" officeooo:paragraph-rsid="0020a3af"/>
    </style:style>
    <style:style style:name="P19" style:family="paragraph" style:parent-style-name="Standard">
      <style:text-properties officeooo:paragraph-rsid="001c4e93"/>
    </style:style>
    <style:style style:name="P20" style:family="paragraph" style:parent-style-name="Standard">
      <style:text-properties officeooo:rsid="001f6905" officeooo:paragraph-rsid="001f6905"/>
    </style:style>
    <style:style style:name="P21" style:family="paragraph" style:parent-style-name="Standard">
      <style:text-properties officeooo:paragraph-rsid="001cdff3"/>
    </style:style>
    <style:style style:name="P22" style:family="paragraph" style:parent-style-name="Standard">
      <style:paragraph-properties fo:text-align="justify" style:justify-single-word="false"/>
      <style:text-properties officeooo:rsid="001cdff3" officeooo:paragraph-rsid="001cdff3"/>
    </style:style>
    <style:style style:name="P23" style:family="paragraph" style:parent-style-name="Standard">
      <style:text-properties officeooo:rsid="001cdff3" officeooo:paragraph-rsid="001cdff3"/>
    </style:style>
    <style:style style:name="P24" style:family="paragraph" style:parent-style-name="Standard">
      <style:text-properties officeooo:rsid="001c4e93" officeooo:paragraph-rsid="001c4e93"/>
    </style:style>
    <style:style style:name="P25" style:family="paragraph" style:parent-style-name="Text_20_body">
      <style:paragraph-properties fo:text-align="start" style:justify-single-word="false"/>
      <style:text-properties officeooo:paragraph-rsid="002858f8"/>
    </style:style>
    <style:style style:name="P26" style:family="paragraph" style:parent-style-name="Text_20_body">
      <style:paragraph-properties fo:text-align="end" style:justify-single-word="false"/>
      <style:text-properties style:font-name="Arial" fo:font-size="10.5pt" officeooo:paragraph-rsid="0025ec7e" style:font-size-asian="10.5pt" style:font-size-complex="10.5pt"/>
    </style:style>
    <style:style style:name="P27" style:family="paragraph" style:parent-style-name="Text_20_body">
      <style:paragraph-properties fo:text-align="end" style:justify-single-word="false"/>
      <style:text-properties style:font-name="Arial" fo:font-size="10.5pt" officeooo:paragraph-rsid="002694cd" style:font-size-asian="10.5pt" style:font-size-complex="10.5pt"/>
    </style:style>
    <style:style style:name="P28" style:family="paragraph" style:parent-style-name="Text_20_body">
      <style:paragraph-properties fo:text-align="justify" style:justify-single-word="false"/>
      <style:text-properties style:font-name="Arial" fo:font-size="10.5pt" officeooo:paragraph-rsid="00258a25" style:font-size-asian="10.5pt" style:font-size-complex="10.5pt"/>
    </style:style>
    <style:style style:name="P29" style:family="paragraph" style:parent-style-name="Standard">
      <style:paragraph-properties fo:text-align="start" style:justify-single-word="false"/>
      <style:text-properties fo:font-variant="normal" fo:text-transform="none" fo:color="#333333" loext:opacity="100%" style:font-name="Arial" fo:font-size="10.5pt" fo:letter-spacing="normal" fo:font-style="normal" fo:font-weight="normal" officeooo:paragraph-rsid="00257b63" style:font-size-asian="10.5pt" style:font-size-complex="10.5pt"/>
    </style:style>
    <style:style style:name="P30" style:family="paragraph" style:parent-style-name="Standard">
      <style:paragraph-properties fo:text-align="justify" style:justify-single-word="false"/>
      <style:text-properties fo:font-variant="normal" fo:text-transform="none" fo:color="#333333" loext:opacity="100%" style:font-name="Arial" fo:font-size="10.5pt" fo:letter-spacing="normal" fo:font-style="normal" fo:font-weight="normal" officeooo:paragraph-rsid="00257b63" style:font-size-asian="10.5pt" style:font-size-complex="10.5pt"/>
    </style:style>
    <style:style style:name="P31" style:family="paragraph" style:parent-style-name="Standard">
      <style:paragraph-properties fo:text-align="center" style:justify-single-word="false"/>
      <style:text-properties fo:font-variant="normal" fo:text-transform="none" fo:color="#333333" loext:opacity="100%" style:font-name="Arial" fo:font-size="10.5pt" fo:letter-spacing="normal" fo:font-style="normal" fo:font-weight="bold" officeooo:rsid="00258a25" officeooo:paragraph-rsid="00258a25" style:font-size-asian="10.5pt" style:font-weight-asian="bold" style:font-size-complex="10.5pt" style:font-weight-complex="bold"/>
    </style:style>
    <style:style style:name="P32" style:family="paragraph" style:parent-style-name="Text_20_body">
      <style:paragraph-properties fo:text-align="justify" style:justify-single-word="false"/>
      <style:text-properties fo:font-variant="normal" fo:text-transform="none" fo:color="#333333" loext:opacity="100%" style:font-name="Arial" fo:font-size="10.5pt" fo:letter-spacing="normal" fo:font-style="normal" fo:font-weight="normal" officeooo:paragraph-rsid="00257b63" style:font-size-asian="10.5pt" style:font-size-complex="10.5pt" loext:padding="0cm" loext:border="none"/>
    </style:style>
    <style:style style:name="P33" style:family="paragraph" style:parent-style-name="Text_20_body">
      <style:paragraph-properties fo:text-align="justify" style:justify-single-word="false"/>
      <style:text-properties fo:font-variant="normal" fo:text-transform="none" fo:color="#333333" loext:opacity="100%" style:font-name="Arial" fo:font-size="10.5pt" fo:letter-spacing="normal" fo:font-style="normal" fo:font-weight="normal" officeooo:paragraph-rsid="00258a25" style:font-size-asian="10.5pt" style:font-size-complex="10.5pt" loext:padding="0cm" loext:border="none"/>
    </style:style>
    <style:style style:name="P34" style:family="paragraph" style:parent-style-name="Text_20_body">
      <style:paragraph-properties fo:text-align="justify" style:justify-single-word="false"/>
      <style:text-properties fo:font-variant="normal" fo:text-transform="none" fo:color="#333333" loext:opacity="100%" style:font-name="Arial" fo:font-size="10.5pt" fo:letter-spacing="normal" fo:font-style="normal" fo:font-weight="normal" officeooo:paragraph-rsid="002694cd" style:font-size-asian="10.5pt" style:font-size-complex="10.5pt" loext:padding="0cm" loext:border="none"/>
    </style:style>
    <style:style style:name="P35" style:family="paragraph" style:parent-style-name="Text_20_body">
      <style:paragraph-properties fo:text-align="start" style:justify-single-word="false"/>
      <style:text-properties fo:font-variant="normal" fo:text-transform="none" fo:color="#333333" loext:opacity="100%" style:font-name="Arial" fo:font-size="10.5pt" fo:letter-spacing="normal" fo:font-style="normal" fo:font-weight="normal" officeooo:paragraph-rsid="00258a25" style:font-size-asian="10.5pt" style:font-size-complex="10.5pt" loext:padding="0cm" loext:border="none"/>
    </style:style>
    <style:style style:name="P36" style:family="paragraph" style:parent-style-name="Text_20_body">
      <style:paragraph-properties fo:text-align="start" style:justify-single-word="false"/>
      <style:text-properties fo:font-variant="normal" fo:text-transform="none" fo:color="#333333" loext:opacity="100%" style:font-name="Arial" fo:font-size="10.5pt" fo:letter-spacing="normal" fo:font-style="normal" fo:font-weight="normal" officeooo:paragraph-rsid="0025ec7e" style:font-size-asian="10.5pt" style:font-size-complex="10.5pt" loext:padding="0cm" loext:border="none"/>
    </style:style>
    <style:style style:name="P37" style:family="paragraph" style:parent-style-name="Text_20_body">
      <style:paragraph-properties fo:text-align="end" style:justify-single-word="false"/>
      <style:text-properties fo:font-variant="normal" fo:text-transform="none" fo:color="#333333" loext:opacity="100%" style:font-name="Arial" fo:font-size="10.5pt" fo:letter-spacing="normal" fo:font-style="normal" fo:font-weight="normal" officeooo:paragraph-rsid="0025ec7e" style:font-size-asian="10.5pt" style:font-size-complex="10.5pt" loext:padding="0cm" loext:border="none"/>
    </style:style>
    <style:style style:name="P38" style:family="paragraph" style:parent-style-name="Text_20_body">
      <style:paragraph-properties fo:text-align="end" style:justify-single-word="false"/>
      <style:text-properties fo:font-variant="normal" fo:text-transform="none" fo:color="#333333" loext:opacity="100%" style:font-name="Arial" fo:font-size="10.5pt" fo:letter-spacing="normal" fo:font-style="normal" fo:font-weight="normal" officeooo:paragraph-rsid="002694cd" style:font-size-asian="10.5pt" style:font-size-complex="10.5pt" loext:padding="0cm" loext:border="none"/>
    </style:style>
    <style:style style:name="P39" style:family="paragraph" style:parent-style-name="Text_20_body">
      <style:paragraph-properties fo:text-align="justify" style:justify-single-word="false"/>
      <style:text-properties fo:font-variant="normal" fo:text-transform="none" fo:color="#333333" loext:opacity="100%" style:font-name="Arial" fo:font-size="10.5pt" fo:letter-spacing="normal" fo:font-style="normal" fo:font-weight="normal" officeooo:paragraph-rsid="002694cd" style:font-size-asian="10.5pt" style:font-weight-asian="normal" style:font-size-complex="10.5pt" style:font-weight-complex="normal" loext:padding="0cm" loext:border="none"/>
    </style:style>
    <style:style style:name="P40" style:family="paragraph" style:parent-style-name="Text_20_body">
      <style:paragraph-properties fo:text-align="center" style:justify-single-word="false"/>
      <style:text-properties fo:font-variant="normal" fo:text-transform="none" fo:color="#333333" loext:opacity="100%" style:font-name="Arial" fo:font-size="10.5pt" fo:letter-spacing="normal" fo:font-style="normal" fo:font-weight="bold" officeooo:rsid="00258a25" officeooo:paragraph-rsid="00258a25" style:font-size-asian="10.5pt" style:font-weight-asian="bold" style:font-size-complex="10.5pt" style:font-weight-complex="bold" loext:padding="0cm" loext:border="none"/>
    </style:style>
    <style:style style:name="P41" style:family="paragraph" style:parent-style-name="Text_20_body">
      <style:paragraph-properties fo:text-align="center" style:justify-single-word="false"/>
      <style:text-properties fo:font-variant="normal" fo:text-transform="none" fo:color="#333333" loext:opacity="100%" style:font-name="Arial" fo:font-size="10.5pt" fo:letter-spacing="normal" fo:font-style="normal" fo:font-weight="bold" officeooo:rsid="0025ec7e" officeooo:paragraph-rsid="0025ec7e" style:font-size-asian="10.5pt" style:font-weight-asian="bold" style:font-size-complex="10.5pt" style:font-weight-complex="bold" loext:padding="0cm" loext:border="none"/>
    </style:style>
    <style:style style:name="P42" style:family="paragraph" style:parent-style-name="Text_20_body">
      <style:paragraph-properties fo:text-align="center" style:justify-single-word="false"/>
      <style:text-properties fo:font-variant="normal" fo:text-transform="none" fo:color="#333333" loext:opacity="100%" style:font-name="Arial" fo:font-size="10.5pt" fo:letter-spacing="normal" fo:font-style="normal" fo:font-weight="bold" officeooo:paragraph-rsid="002694cd" style:font-size-asian="10.5pt" style:font-weight-asian="bold" style:font-size-complex="10.5pt" style:font-weight-complex="bold" loext:padding="0cm" loext:border="none"/>
    </style:style>
    <style:style style:name="P43" style:family="paragraph" style:parent-style-name="Text_20_body">
      <style:paragraph-properties fo:text-align="justify" style:justify-single-word="false"/>
      <style:text-properties fo:font-variant="normal" fo:text-transform="none" fo:color="#333333" loext:opacity="100%" style:font-name="Arial" fo:font-size="12pt" fo:letter-spacing="normal" fo:font-style="normal" fo:font-weight="normal" officeooo:paragraph-rsid="002694cd" style:font-size-asian="10.5pt" style:font-weight-asian="normal" style:font-size-complex="12pt" style:font-weight-complex="normal" loext:padding="0cm" loext:border="none"/>
    </style:style>
    <style:style style:name="P44" style:family="paragraph" style:parent-style-name="Text_20_body">
      <style:paragraph-properties fo:text-align="justify" style:justify-single-word="false"/>
      <style:text-properties fo:font-variant="normal" fo:text-transform="none" fo:color="#333333" loext:opacity="100%" style:font-name="Arial" fo:font-size="12pt" fo:letter-spacing="normal" fo:font-style="normal" fo:font-weight="normal" officeooo:rsid="002694cd" officeooo:paragraph-rsid="002694cd" style:font-size-asian="10.5pt" style:font-weight-asian="normal" style:font-size-complex="12pt" style:font-weight-complex="normal" loext:padding="0cm" loext:border="none"/>
    </style:style>
    <style:style style:name="P45" style:family="paragraph" style:parent-style-name="Text_20_body">
      <style:paragraph-properties fo:text-align="center" style:justify-single-word="false"/>
      <style:text-properties fo:font-variant="normal" fo:text-transform="none" fo:color="#333333" loext:opacity="100%" style:font-name="Arial" fo:font-size="12pt" fo:letter-spacing="normal" fo:font-style="normal" fo:font-weight="normal" officeooo:rsid="002694cd" officeooo:paragraph-rsid="002694cd" style:font-size-asian="10.5pt" style:font-weight-asian="normal" style:font-size-complex="12pt" style:font-weight-complex="normal" loext:padding="0cm" loext:border="none"/>
    </style:style>
    <style:style style:name="P46" style:family="paragraph" style:parent-style-name="Text_20_body">
      <style:paragraph-properties fo:text-align="start" style:justify-single-word="false"/>
      <style:text-properties fo:font-variant="normal" fo:text-transform="none" fo:color="#333333" loext:opacity="100%" style:font-name="Arial" fo:font-size="12pt" fo:letter-spacing="normal" fo:font-style="normal" fo:font-weight="normal" officeooo:rsid="002694cd" officeooo:paragraph-rsid="002694cd" style:font-size-asian="10.5pt" style:font-weight-asian="normal" style:font-size-complex="12pt" style:font-weight-complex="normal" loext:padding="0cm" loext:border="none"/>
    </style:style>
    <style:style style:name="T1" style:family="text">
      <style:text-properties officeooo:rsid="001c4e93"/>
    </style:style>
    <style:style style:name="T2" style:family="text">
      <style:text-properties officeooo:rsid="001cdff3"/>
    </style:style>
    <style:style style:name="T3" style:family="text">
      <style:text-properties officeooo:rsid="001e6af1"/>
    </style:style>
    <style:style style:name="T4" style:family="text">
      <style:text-properties officeooo:rsid="001f6905"/>
    </style:style>
    <style:style style:name="T5" style:family="text">
      <style:text-properties officeooo:rsid="0020a3af"/>
    </style:style>
    <style:style style:name="T6" style:family="text">
      <style:text-properties officeooo:rsid="0021b0b0"/>
    </style:style>
    <style:style style:name="T7" style:family="text">
      <style:text-properties officeooo:rsid="00225850"/>
    </style:style>
    <style:style style:name="T8" style:family="text">
      <style:text-properties officeooo:rsid="00257b63"/>
    </style:style>
    <style:style style:name="T9" style:family="text">
      <style:text-properties fo:font-variant="normal" fo:text-transform="none" fo:color="#333333" loext:opacity="100%" style:text-line-through-style="none" style:text-line-through-type="none" fo:letter-spacing="normal" fo:font-style="normal" style:text-underline-style="none" fo:font-weight="normal" style:text-blinking="false" fo:background-color="#ffffff" loext:char-shading-value="0" loext:padding="0cm" loext:border="none"/>
    </style:style>
    <style:style style:name="T10" style:family="text">
      <style:text-properties fo:font-variant="normal" fo:text-transform="none" fo:color="#333333" loext:opacity="100%" fo:letter-spacing="normal" fo:font-style="normal" fo:font-weight="normal"/>
    </style:style>
    <style:style style:name="T11" style:family="text">
      <style:text-properties fo:font-variant="normal" fo:text-transform="none" fo:color="#333333" loext:opacity="100%" fo:letter-spacing="normal" fo:font-style="normal" fo:font-weight="normal" loext:padding="0cm" loext:border="none"/>
    </style:style>
    <style:style style:name="T12" style:family="text">
      <style:text-properties fo:font-variant="normal" fo:text-transform="none" fo:color="#333333" loext:opacity="100%" fo:letter-spacing="normal" fo:font-style="normal" fo:font-weight="normal" officeooo:rsid="00258a25" loext:padding="0cm" loext:border="none"/>
    </style:style>
    <style:style style:name="T13" style:family="text">
      <style:text-properties fo:font-variant="normal" fo:text-transform="none" fo:color="#333333" loext:opacity="100%" fo:letter-spacing="normal" fo:font-style="normal" fo:font-weight="normal" officeooo:rsid="0025ec7e" loext:padding="0cm" loext:border="none"/>
    </style:style>
    <style:style style:name="T14" style:family="text">
      <style:text-properties fo:font-variant="normal" fo:text-transform="none" fo:color="#333333" loext:opacity="100%" fo:letter-spacing="normal" fo:font-style="normal" fo:font-weight="normal" officeooo:rsid="002694cd" loext:padding="0cm" loext:border="none"/>
    </style:style>
    <style:style style:name="T15" style:family="text">
      <style:text-properties fo:font-variant="normal" fo:text-transform="none" fo:color="#333333" loext:opacity="100%" fo:letter-spacing="normal" fo:font-style="normal" fo:font-weight="normal" officeooo:rsid="0029a63c" loext:padding="0cm" loext:border="none"/>
    </style:style>
    <style:style style:name="T16" style:family="text">
      <style:text-properties fo:font-variant="normal" fo:text-transform="none" fo:color="#333333" loext:opacity="100%" style:font-name="Arial" fo:font-size="10.5pt" fo:letter-spacing="normal" fo:font-style="normal" fo:font-weight="normal" style:font-size-asian="10.5pt" style:font-size-complex="10.5pt"/>
    </style:style>
    <style:style style:name="T17" style:family="text">
      <style:text-properties fo:font-variant="normal" fo:text-transform="none" fo:color="#333333" loext:opacity="100%" style:font-name="Arial" fo:font-size="10.5pt" fo:letter-spacing="normal" fo:font-weight="normal" style:font-size-asian="10.5pt" style:font-size-complex="10.5pt" loext:padding="0cm" loext:border="none"/>
    </style:style>
    <style:style style:name="T18" style:family="text">
      <style:text-properties fo:font-variant="normal" fo:text-transform="none" fo:color="#333333" loext:opacity="100%" style:font-name="Arial" fo:font-size="12pt" fo:letter-spacing="normal" fo:font-style="normal" fo:font-weight="normal" officeooo:rsid="002858f8" style:font-size-asian="10.5pt" style:font-weight-asian="normal" style:font-size-complex="12pt" style:font-weight-complex="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Nome : Luciano dos Santos Cardoso Junior // 18207299</text:p>
      <text:p text:style-name="P24"/>
      <text:p text:style-name="P24">1. Introdução</text:p>
      <text:p text:style-name="P24"><text:tab/></text:p>
      <text:p text:style-name="P13"><text:span text:style-name="T1"><text:tab/>Na ordem Diptera ( do grego di = duas e pteron = asas , devido às asas posteriores serem modificadas em forma de <text:s/>halteres e funcionarem apenas como estabilizadores de voo ), estas incluídas as moscas. mosquitos , varejeiras. pernilongos , borrachudos e mutucas . São conhecidas aproximadamente 153 mil espécies distribuídas em 160 famílias em todo o mundo. No Brasil , ocorrem cerca de 8.7 mil espécies, com estimativas de 60 mil . É Um grupo que está presente na maioria dos habitats. São </text:span><text:span text:style-name="T2">holometábolos</text:span><text:span text:style-name="T1"> , ocupam diversos </text:span><text:span text:style-name="T2">nichos alimentares, podendo ser parasitas , hematófagos , predadores , além de se alimentarem de folhas , frutos , flores , néctar e outras substancias açucaradas . Muitos dípteros desempenham importante papel ecológico , especialmente como inimigos naturais de vários organismos . Certas especies tem grande importância econômica , forense , medica e veterinária (CARVALHO et al.,2012).</text:span></text:p>
      <text:p text:style-name="P19"/>
      <text:p text:style-name="P23">2. <text:span text:style-name="T3">Morfologia</text:span></text:p>
      <text:p text:style-name="P23"/>
      <text:p text:style-name="P22"><text:tab/><text:span text:style-name="T3">Cabeça em geral móvel , com olhos compostos grandes , laterias , ocupando grande parte da cabeça . Ocelos ausentes ou em </text:span><text:span text:style-name="T4">números</text:span><text:span text:style-name="T3"> de três , nesse caso ocupam o </text:span><text:span text:style-name="T4">vértice</text:span><text:span text:style-name="T3"> numa </text:span><text:span text:style-name="T4">disposição</text:span><text:span text:style-name="T3"> denominada triangulo ocelar ; antenas filiformes , plumosas , aristadas , estiliformes , etc . Aparelho bucal sugador labial , com o </text:span><text:span text:style-name="T4">lábio</text:span><text:span text:style-name="T3"> alongado e sulcado formando a </text:span><text:span text:style-name="T4">probóscida</text:span><text:span text:style-name="T3"> ou tromba. Nos Cydorrhapha , o adulto rompe o </text:span><text:span text:style-name="T4">pupário</text:span><text:span text:style-name="T3"> por meio da </text:span><text:span text:style-name="T4">pressão</text:span><text:span text:style-name="T3"> exercida pelo ptilino , que é uma estrutura saculiforme que se </text:span><text:span text:style-name="T4">evertê</text:span><text:span text:style-name="T3"> da parte frontal da cabeça , acima das antenas . Apos a </text:span><text:span text:style-name="T4">emergência</text:span><text:span text:style-name="T3"> o ptilino é recolhido e permanece um sulco em forma de U invertido </text:span><text:span text:style-name="T4">denominado</text:span><text:span text:style-name="T3"> fissura ptilinal. Entre a base das antenas e a fissura ptilinal há um pequeno esclerito chamado lúnula.</text:span></text:p>
      <text:p text:style-name="P12"><text:span text:style-name="T2"><text:tab/></text:span><text:span text:style-name="T3">Mesotorax </text:span>em geral . desenvolvido . com um par de asas membranosas com nervuras mais ou menos ramificadas. Na base das asas de alguns dípteros há uma expansão membranosa Em forma de concha chamada caliptra. O par posterior de asas é atrofiado, sendo chamado <text:span text:style-name="T4">de halteres ou balancins , composto de uma parte afilada , o pedicelo , e uma dilatação na extremidade , o capíturo . Tem função de equilíbrio durante o voo , Pernas ambulatórias.</text:span></text:p>
      <text:p text:style-name="P11"><text:tab/>Abdome com o 1° segmento bastante reduzido , fundido a<text:span text:style-name="T4">o 2°. </text:span>Os Últimos são transformados <text:span text:style-name="T4">em genitalia que nas femeas de certos grupos são em forma de tubo , que encerra o aculeo através do qual o ovo é colocado endofiticamente, como nas moscas da frutas.</text:span></text:p>
      <text:p text:style-name="P21"/>
      <text:p text:style-name="P20">3. Reprodução e Desenvolvimento</text:p>
      <text:p text:style-name="P20"/>
      <text:p text:style-name="P11"><text:span text:style-name="T4"><text:tab/></text:span>A reprodução em geral é sexuada ; a maioria <text:span text:style-name="T4">é</text:span> ovíparo , existindo . porém, espécies vivíparas . A forma dos ovos <text:span text:style-name="T4">é</text:span> bastante variada . Quando a postura se efetua em meio líquido, os ovos tem estrutura especial para a flutuação . Desenvolvimento por <text:span text:style-name="T5">holometabolia</text:span> . Larvas geralmente do tipo vermiforme . As pupas podem ser fixas ou podem se mover . As fixas ficam envoltas pela última exúria larval que forma um casulo que é denominado pupário : as pupas móveis não ficam envolvidas pelo pupário mas sa<text:span text:style-name="T5">o</text:span> envolvidas por uma espécie de casulo . que deixa à mostra grande parte da pupa . As pupas do pupário sãs chamadas ci<text:span text:style-name="T5">cl</text:span>orra<text:span text:style-name="T5">f</text:span>as devido o adulto emergir por uma abertura circular ; nas pupas de casulo , o adulto emerge por uma abertura em forma de T , por isso são denominadas <text:span text:style-name="T5">a</text:span>rtorra<text:span text:style-name="T5">f</text:span>as . A partenogênese é rara ; é encontrada em espécie de Psi<text:span text:style-name="T5">c</text:span>hodidae e chiron<text:span text:style-name="T5">o</text:span>midae e a pe<text:span text:style-name="T5">d</text:span>ogênese é encontrada em muitos cecydom<text:span text:style-name="T5">y</text:span>iidae . </text:p>
      <text:p text:style-name="P19"/>
      <text:p text:style-name="P18">4. Classificação</text:p>
      <text:p text:style-name="P18"/>
      <text:p text:style-name="P17"><text:tab/>A ordem diptera <text:span text:style-name="T6">conta com cerca de 120000 especies , agrupadas em mais de 100 famílias distribuidas em duas subordens : nematocera e Brachycera. </text:span></text:p>
      <text:p text:style-name="P15"><text:soft-page-break/>Nematocera: Antenas mais longas do que o tórax(filiformes ou plumosas); flagelo em geral com 6 a 14 segmentos (pernilongos , mosquitos , borrachudos , etc).</text:p>
      <text:p text:style-name="P15">Brachycera: Antenas Curtas , em geral com menos de 7 segmentos , com umam arista ou estilo no ultimo segmento divide-se em :</text:p>
      <text:p text:style-name="P15"><text:tab/>Orthorrhapha: emergência do adulto através de uma abertura em T no pupário. As larvas possuem a cabeça diferenciada do corpo.</text:p>
      <text:p text:style-name="P15"><text:tab/>Cyclorrhapha: emergência do adulto atrás de uma abertura circular na extremidade anterior do pupário. A cabeça das larvas é indistinta.</text:p>
      <text:p text:style-name="P16"/>
      <text:p text:style-name="P16">5. Habito alimentar</text:p>
      <text:p text:style-name="P16"/>
      <text:p text:style-name="P10"><text:span text:style-name="T6"><text:tab/></text:span>Os dípteros variam muitíssimo quanto a alimentação. Muitas espécies se alimentam do néctar das flores, outros se utilizam de substâncias açucaradas secretadas pelos pulgões , etc. <text:span text:style-name="T6">Em geral os adultos se alimentam de matéria orgânica animal ou vegetal em decomposição; outros se alimentam de varias partes da planta como folhas , brotos , flores (petalas , néctar e polem). Os ectoparasitos de aves se alimentam das escamas da pele ou de penas ,ou , ainda de sangue do hospedeiro . Muitas especies de vida livre , como mosquitos , se alimentam de sangue , mas somente as femeas são hematofagas. Muitos dípteros adultos são predadores de outros insetos , como os asilideos , que atacam presas vivas em geral, outros insetos, aranhas , etc</text:span></text:p>
      <text:p text:style-name="P9"/>
      <text:p text:style-name="P16">6. Importância</text:p>
      <text:p text:style-name="P15"/>
      <text:p text:style-name="P10"><text:span text:style-name="T6"><text:tab/></text:span>Do ponto de vista agrícola, tem importância as moscas-das-frutas , cujas larvas atacam frutos de várias espécies ; a mosca-da-madeira , cujas larvas abrem galerias nos troncos das árvores ; as espécies cecidógenas , que causam galhas em diversas plantas cultivadas; as especies mimadora , cujas larvas abrem galerias nas folhas, além de larvas que atacam as raízes de plantas.</text:p>
      <text:p text:style-name="P10"><text:tab/><text:span text:style-name="T6">Com relação à importância medica , tem-se os mosquitos sugadores de sangue , que podem transmitir agentes causais de doenças como malaria , febre amarela , dengue , encefaletite , etc . A mosca domestica , em contato com os alimentos pode transmitir ocasionalmente tifo e disenterias; a mosquinha conhecida como lambe-olhos transmite a conjutivite. Há ainda a mosca tsé-tsé, transmissora da doença do sono , a mosca varejeira e a mosca do berne . Entre as moscas de interrese veterinario , destacam-se as varejeiras(bicheiras) e a mosca do berne(parasita de animais vertebrados e também do homem , causando miiases) , </text:span><text:span text:style-name="T7">a mosca do chifre , introduzida no brasil na decada de 80 , e as mutucas transmissoras do mal das cadeiras dos equinos. Entretanto , entre os dípteros encontram-se ainda muitas especies uteis. Nesse particular, destacam-se as especies Necrofagas , Saprofagas , polinizadoras e inimigos naturais (parasitoides e predadores ) de insetos considerados pragas da agricultura.</text:span></text:p>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Referencias</text:p>
      <text:p text:style-name="P2"/>
      <text:p text:style-name="P3">BUZZI , Zundir José . Entomologia didática . 5. ed . Curitiba: Ed . UFPR , 2010 </text:p>
      <text:p text:style-name="P3">CALLO, Domingos et al . Entomologia agrícola . Piracicaba: FEALO. . 2002. </text:p>
      <text:p text:style-name="P1">Slide e aulas</text:p>
      <text:p text:style-name="P1">CAMARGO, A. JA. Ordem Diptera . Disponível em : </text:p>
      <text:p text:style-name="P3">https://www.embrapa.br/cerrados/colecao-entomologica/dipte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Entomologia Forense</text:p>
      <text:p text:style-name="P4"/>
      <text:p text:style-name="P7">Introdução</text:p>
      <text:p text:style-name="P5"/>
      <text:p text:style-name="P5"><text:span text:style-name="T10"><text:tab/>As instituições policiais dos países ocidentais apresentam um ramo de Polícia Científica chamado de Polícia Técnica, cuja atividade é denominada Criminalística. Essa contempla o estudo dos vestígios materiais do crime, como também o exame de indícios psicológicos do criminoso. Sendo assim, a perícia criminal forma um dos alicerces da justiça, por meio da aplicação de diversas ciências, entre as quais podemos citar a Biologia. A Biologia Forense pode auxiliar em diversos tipos de exames, tais como: a identificação de pessoas pelos tipos sanguíneos e pelo DNA; análise de manchas orgânicas (sangue, esperma, saliva); investigação de paternidade; toxicológico. Entre as diversas contribuições da referida área, temos a Entomologia (Costa, 2008).</text:span> </text:p>
      <text:p text:style-name="P5"/>
      <text:p text:style-name="P6"><text:span text:style-name="T8"><text:tab/></text:span><text:span text:style-name="T10">A Entomologia Forense pode ser definida como a aplicação do estudo de insetos e outros artrópodes na solução de casos criminais e disputas judiciais (Hall, 2001). Por meio da análise desses animais, em suas fases evolutivas, os especialistas conseguem estabelecer diversos aspectos relacionados à morte.</text:span></text:p>
      <text:p text:style-name="P29"/>
      <text:p text:style-name="P31">Primeiro Relato</text:p>
      <text:p text:style-name="P31"/>
      <text:p text:style-name="P14"><text:span text:style-name="T16"><text:tab/>A primeira aplicação da entomologia forense documentada, refere-se a um caso ocorrido em 1235 e está relatada em um manual Chinês de Medicina Legal do século XIII, intitulado “The washing away of wrongs”. Foi um caso de homicídio em que um lavrador apareceu degolado por um instrumento de ação corto-contundente. Os investigadores, à procura de vestígios na redondeza, encontraram uma foice com moscas sobrevoando a seu redor, devido, provavelmente, aos odores exalados de substâncias orgânicas aderidas à lâmina. Em vista disso, o proprietário da foice foi pressionado pela polícia, levando-o a confessar a autoria do crime (</text:span><text:span text:style-name="Emphasis"><text:span text:style-name="T17">apud</text:span></text:span><text:span text:style-name="T16">McKnight, 1981).</text:span></text:p>
      <text:p text:style-name="P30"/>
      <text:p text:style-name="P32"><text:tab/>Apesar da importância dos estudos de Mégnin (1894), a Entomologia Forense foi esquecida durante muito tempo, devido à falta de entomologistas especializados no estudo da fauna cadavérica e também ao distanciamento entre entomologistas e os profissionais da área criminal. Em 1969, Leclercq publicou o livro “Entomology and legal Medicine”, seguido por Smith (1986), autor da obra “A Manual of Forensic Entomology”. Assim, o interesse por essa ciência foi retomado, e ao final do século XX, a aplicação da Entomologia Forense tornou-se rotina, principalmente na América do Norte e Europa (Costa, 2008).</text:p>
      <text:p text:style-name="P40">No Brasil</text:p>
      <text:p text:style-name="P28"><text:span text:style-name="T12"><text:tab/></text:span><text:span text:style-name="T11">No Brasil, o início dos estudos em Entomologia Forense está associado ao trabalho de Oscar Freire, em 1908, quatorze anos depois do trabalho de Mégin. Ele apresentou à Sociedade Médica da Bahia a primeira coleção de insetos necrófagos e os resultados de suas investigações, em grande parte obtidos do estudo de cadáveres humanos e carcaças de pequenos animais. </text:span></text:p>
      <text:p text:style-name="P33"><text:tab/>A fauna entomológica cadavérica no Brasil apresenta vasta diversidade de espécies que se sucedem na carcaça, uma vez que o processo de decomposição cadavérico apresenta condições ideais ao seu desenvolvimento (Hobson 1932, Keh 1985). Os estudos da entomologia forense no Brasil indicam as moscas (ordem Diptera) como os insetos de maior interesse na área, provavelmente pela diversidade deste grupo em regiões tropicais e principalmente pela atratividade que a matéria orgânica em decomposição exerce sobre esses insetos, influenciando no desenvolvimento, comportamento e dinâmica populacional das variadas espécies em nichos ecologicamente distintos. O segundo grupo de insetos de maior interesse forense no Brasil são os besouros (ordem Coleoptera), frequentemente encontrados em carcaças, tanto na fase adulta de desenvolvimento, quanto na fase larval (Carvalho ET AL 2000, Barbosa ET AL 2006). </text:p>
      <text:p text:style-name="P35"/>
      <text:p text:style-name="P40"/>
      <text:p text:style-name="P40"/>
      <text:p text:style-name="P40"><text:soft-page-break/>Importância</text:p>
      <text:p text:style-name="P28"><text:span text:style-name="T11"><text:tab/>A Entomologia pode ser utilizada na investigação de tráfico de entorpecentes, maus tratos, danos em bens imóveis, contaminação de materiais e produtos estocados, morte violenta, entre outros casos de âmbito judicial. Os conhecimentos entomológicos podem auxiliar a revelar o modo e a localização da morte do indivíduo, a estimar o tempo de intervalo </text:span><text:span text:style-name="T15">pós-morte</text:span><text:span text:style-name="T11"> (IPM), além de determinar o local onde a morte ocorreu. </text:span></text:p>
      <text:p text:style-name="P41">Aplicações </text:p>
      <text:p text:style-name="P28"><text:span text:style-name="T11"><text:tab/>Quando se trata de morte violenta, baseado na distribuição geográfica, </text:span><text:span text:style-name="T15">habitat</text:span><text:span text:style-name="T11"> e biologia das espécies coletadas na cena da morte, é possível verificar o local onde a morte ocorreu. Dipteros da família Calliphoridae são encontrados em centros urbanos e a sua associação a corpos encontrados na zona rural sugere que a vítima não foi morta no ponto onde foi encontrada. Da mesma forma, informações sobre outras espécies de moscas que apresentam habitat específico, preferência distinta em realizar postura em ambientes internos ou externos, ou em diferentes condições de sombra e luz, podem dar indicações do local da morte. </text:span></text:p>
      <text:p text:style-name="P33"><text:tab/>Em casos de maus tratos a crianças, é possível precisar o número de dias, durante os quais o bebê foi privado de cuidados de higiene, baseando–se na determinação da idade das larvas de moscas achadas nos cueiros e camas (Costa, 2008). </text:p>
      <text:p text:style-name="P33"><text:tab/>Em relação aos entorpecentes, é possível, por exemplo, determinar a origem de pacotes de maconha com base na identificação dos insetos que ficaram retidos no momento da prensagem e traçar a rota do tráfico através da distribuição geográfica dos mesmos (Costa, 2008). </text:p>
      <text:p text:style-name="P33"><text:tab/>Drogas e tóxicos presentes nos corpos afetam a velocidade do desenvolvimento de insetos necrófagos. Cocaína, heroína, metanfetamina, amitriptilina e outras substâncias químicas têm mostrado efeitos no desenvolvimento das larvas e na decomposição e podem indicar morte por ingestão de dose letal. Pela voracidade das larvas, os fluidos do corpo e partes moles necessárias para as análises toxicológicas desaparecem. Então, é necessário identificar esses medicamentos e substâncias tóxicas no corpo de larvas de insetos necrófagos que se alimentaram desses cadáveres contaminados. Por outro lado, certas substâncias, como o arseniato de chumbo e o carbamato, impedem a colonização do cadáver por certos insetos necrófagos e a ausência destes é indicativa da presença dessas substâncias (Leclerq &amp; Vaillant,1992; Oliveira-Costa &amp; Lopes, 2000). </text:p>
      <text:p text:style-name="P28"><text:span text:style-name="T11"><text:tab/>Na entomologia de produtos armazenados as ações acontecem prioritariamente na área cível, e os insetos são normalmente o problema, o motivo da ação judicial. Trata da contaminação em grande extensão de produtos comerciais estocados. A Entomologia de Produtos Armazenados engloba variadas espécies, destacando-se entre elas as de coleópteros</text:span><text:span text:style-name="T9"> </text:span><text:span text:style-name="T11">e lepdópteros, </text:span><text:span text:style-name="T13">e</text:span><text:span text:style-name="T11">specializadas em atacar produtos agrícolas após a colheita e seus derivados quando armazenados (Costa, 2008). </text:span></text:p>
      <text:p text:style-name="P35"><text:tab/><text:tab/><text:tab/>“Processo 2006.001.69836- Apelação Cível (RJ) Ação indenizatória. Alimento. </text:p>
      <text:p text:style-name="P26"><text:span text:style-name="T11"><text:tab/><text:tab/><text:tab/><text:tab/><text:tab/><text:tab/>Barra de cereal submetida a exame </text:span><text:span text:style-name="T13">pericial, apresentando</text:span><text:span text:style-name="T11"> contaminação por resíduos fecais e com a presença de inseto (lepdóptero), casulo inclusive, com l</text:span><text:span text:style-name="T13">a</text:span><text:span text:style-name="T11">rva, de </text:span><text:span text:style-name="T13">maripozinha</text:span><text:span text:style-name="T11"> ou traça de cereais (Costa, 2008).” </text:span></text:p>
      <text:p text:style-name="P37">“ Processo 1997.001.02868- (RJ) </text:p>
      <text:p text:style-name="P38">Responsabilidade civil. Queda de galho de árvore causando danos a veículo estacionado. Árvore atacada por cupins. Culpa por omissão(Costa, 2008).” </text:p>
      <text:p text:style-name="P34"><text:tab/>Ocasionalmente, consumidores tentam fraudar restaurantes e empresas introduzindo insetos ou partes deles em produtos adquiridos previamente. A resolução destes casos requer parecer do entomologista forense(Costa, 2008).</text:p>
      <text:p text:style-name="P36"/>
      <text:p text:style-name="P27"><text:soft-page-break/><text:span text:style-name="T11">“Mulher dá entrada em maternidade em trabalho de parto. Marido deixa cheque de caução para cobrir as despesas. Após o nascimento da criança e na véspera da alta, o marido procura a Diretoria de Maternidade e apresenta uma fotografia onde se via a mãe sorridente sentada na poltrona do quarto com a filha no colo e à sua direita, no espaldar da poltrona, uma mancha marrom que o pai alegava ser uma barata. Esbravejando o pai alegou que </text:span><text:span text:style-name="T14">processaria</text:span><text:span text:style-name="T11"> a maternidade, que levaria o caso à imprensa.”</text:span></text:p>
      <text:p text:style-name="P34"><text:tab/>A fotografia foi enviada pela diretoria da maternidade a um entomologista, que após escanear e ampliar a imagem, rápida e facilmente concluiu que a fotografia havia sido manipulada em um programa de edição de imagens, de maneira amadora, adicionando-se uma imagem de barata. Confrontado com o laudo pericial, o pai admitiu a fraude, que foi uma tentativa de se livrar da dívida financeira com a maternidade (Costa, 2008). </text:p>
      <text:p text:style-name="P42">A ENTOMOLOGIA NA DETECÇÃO DE EXPLOSIVOS </text:p>
      <text:p text:style-name="P39"><text:tab/>A Entomologia Forense também pode ser útil na detecção de explosivos. A associação do cheiro de componentes da bomba à água açucarada faz que as abelhas estendam seus probóscides, como se estivessem a ponto de extrair néctar doce de uma flor, quando sentem cheiro de explosivos. As abelhas são amarradas em pequenos tubos onde é liberado o cheiro de componentes químicos usados para fabricar explosivos, como dinamite, C-4 e bombas líquidas. Esperando a água açucarada em seguida, cada abelha treinada estende sua probóscide, que começa a balançar no ar à procura de néctar. É essa reação que torna útil esse método de treinamento. Mantendo as abelhas em estruturas fechadas, equipamentos de monitoramento podem ser usados para perceber a movimentação dos probóscides e dessa forma podem captar a movimentação e indicar a presença de explosivos nas proximidades (Layton, 2008). </text:p>
      <text:p text:style-name="P39"/>
      <text:p text:style-name="P39"/>
      <text:p text:style-name="P39"/>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3"/>
      <text:p text:style-name="P45"><text:soft-page-break/>Referencias</text:p>
      <text:p text:style-name="P45"/>
      <text:p text:style-name="P46">COSTA, Janyra Oliveira.Entomologia Forense: Quando os insetos são vestígios. 2ª ed. São Paulo: Ed. Millennium, 2008. </text:p>
      <text:p text:style-name="P25"><text:span text:style-name="T18">Cruz, Andressa.A entomologia forense na investigação criminal: Aplicação e importância . Disponível em &lt;https://www.conteudojuridico.com.br/consulta/Artigos/48622/a-entomologia-forense-na-investigacao-criminal-aplicacao-e-importancia&gt; . Acesso dia : 30/11/202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3T12:04:16.748000000</meta:creation-date>
    <dc:date>2020-11-30T09:24:29.094000000</dc:date>
    <meta:editing-duration>PT1H47M46S</meta:editing-duration>
    <meta:editing-cycles>7</meta:editing-cycles>
    <meta:generator>LibreOffice/7.0.0.3$Windows_X86_64 LibreOffice_project/8061b3e9204bef6b321a21033174034a5e2ea88e</meta:generator>
    <meta:document-statistic meta:table-count="0" meta:image-count="0" meta:object-count="0" meta:page-count="7" meta:paragraph-count="57" meta:word-count="2479" meta:character-count="15934" meta:non-whitespace-character-count="13452"/>
  </office:meta>
</office:document-meta>
</file>